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ource-sans-pro" svg:font-family="source-sans-pro, sans-serif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  <style:text-properties fo:language="eu" fo:country="none"/>
    </style:style>
    <style:style style:name="P3" style:family="paragraph" style:parent-style-name="Standard" style:master-page-name="Standard">
      <style:paragraph-properties fo:text-align="start" style:justify-single-word="false" fo:orphans="0" fo:widows="0" style:page-number="auto"/>
    </style:style>
    <style:style style:name="P4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Standard">
      <style:paragraph-properties fo:text-align="start" style:justify-single-word="false" fo:orphans="0" fo:widows="0"/>
      <style:text-properties style:font-name="Times New Roman" fo:language="eu" fo:country="none"/>
    </style:style>
    <style:style style:name="P7" style:family="paragraph" style:parent-style-name="Standard" style:list-style-name="WWNum1">
      <style:paragraph-properties fo:margin-left="1.27cm" fo:margin-right="0cm" fo:text-align="start" style:justify-single-word="false" fo:orphans="0" fo:widows="0" fo:text-indent="-0.635cm" style:auto-text-indent="false"/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italic" style:letter-kerning="true" style:font-size-asian="11pt" style:language-asian="zh" style:country-asian="CN" style:font-style-asian="italic" style:font-name-complex="Lohit Hindi1" style:font-size-complex="12pt" style:language-complex="hi" style:country-complex="IN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bold" style:letter-kerning="true" style:font-size-asian="11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/>
    </style:style>
    <style:style style:name="T1" style:family="text"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T2" style:family="text"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T3" style:family="text">
      <style:text-properties fo:font-variant="normal" fo:text-transform="none" fo:color="#000000" style:font-name="Times New Roman1" fo:font-size="12pt" fo:letter-spacing="normal" fo:language="eu" fo:country="none" fo:font-style="normal" fo:font-weight="normal" style:letter-kerning="true" style:font-size-asian="12pt" style:language-asian="hi" style:country-asian="IN" style:font-name-complex="Droid Sans Fallback1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mbre y apellidos:</text:span><text:span text:style-name="T2"> Mark D. Wilkinson</text:span></text:p>
      <text:p text:style-name="P1"><text:span text:style-name="T1">Email:</text:span><text:span text:style-name="T2"> mark.wilkinson@upm.es </text:span></text:p>
      <text:p text:style-name="P1"><text:span text:style-name="T1">DNI:</text:span><text:span text:style-name="T2"> <text:s text:c="2"/>Y2375425E</text:span></text:p>
      <text:p text:style-name="P1"><text:bookmark-start text:name="__DdeLink__316_1805714484"/><text:span text:style-name="T1">Adscripción (Institución, departamento):</text:span><text:bookmark-end text:name="__DdeLink__316_1805714484"/><text:span text:style-name="T2"> UPM</text:span></text:p>
      <text:p text:style-name="P1"><text:span text:style-name="T1">Asignatura:</text:span><text:span text:style-name="T2"> programming and data bases</text:span></text:p>
      <text:p text:style-name="P1"><text:span text:style-name="T1">Bloque:</text:span><text:span text:style-name="T2"> </text:span><text:span text:style-name="T3">Bioinformatics programming in Perl: regular expressions and file parsing, Perl libraries for bioinformatics</text:span></text:p>
      <text:p text:style-name="P4">Objetivos:</text:p>
      <text:p text:style-name="P2"/>
      <text:list xml:id="list937061593" text:style-name="WWNum1">
        <text:list-item>
          <text:p text:style-name="P7"/>
        </text:list-item>
      </text:list>
      <text:p text:style-name="P2"/>
      <text:p text:style-name="P4">Bibliografía:</text:p>
      <text:p text:style-name="P6"/>
      <text:p text:style-name="P8"/>
      <text:p text:style-name="P8"/>
      <text:p text:style-name="P9">Teaching method: </text:p>
      <text:p text:style-name="P9"/>
      <text:p text:style-name="P9">Assessment metho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ource-sans-pro" svg:font-family="source-sans-pro, sans-serif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5-01-19T16:27:35</meta:creation-date>
    <dc:date>2015-01-19T16:35:11</dc:date>
    <dc:creator>Mikel Aranguren</dc:creator>
    <meta:editing-duration>PT5M2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0" meta:word-count="39" meta:character-count="338" meta:non-whitespace-character-count="304"/>
  </office:meta>
</office:document-meta>
</file>